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나눔고딕" svg:font-family="나눔고딕" style:font-family-generic="modern" style:font-pitch="fixed"/>
    <style:font-face style:name="나눔고딕1" svg:font-family="나눔고딕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T1" style:family="text">
      <style:text-properties officeooo:rsid="000275be"/>
    </style:style>
    <style:style style:name="T2" style:family="text">
      <style:text-properties style:font-name="Liberation Mono" fo:font-size="10pt" style:font-name-asian="나눔고딕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이름: <text:span text:style-name="T2">크롬 공룡게임 만들기</text:span></text:p>
      <text:p text:style-name="Preformatted_20_Text">참가자:<text:span text:style-name="T2">문종훈, 고경민</text:span></text:p>
      <text:p text:style-name="Preformatted_20_Text"/>
      <text:p text:style-name="Preformatted_20_Text">개발 방식: <text:span text:style-name="T2">유니티를 사용하여 공룡의 조작과 장애물과의 충돌,점수를 구현함</text:span></text:p>
      <text:p text:style-name="Preformatted_20_Text"/>
      <text:p text:style-name="Preformatted_20_Text"/>
      <text:p text:style-name="Preformatted_20_Text">= 기록 =</text:p>
      <text:p text:style-name="Preformatted_20_Text">1주차</text:p>
      <text:p text:style-name="Preformatted_20_Text">- 기획</text:p>
      <text:p text:style-name="Preformatted_20_Text"><text:span text:style-name="T2"><text:tab/>사용할 에셋 구하기 </text:span></text:p>
      <text:p text:style-name="Preformatted_20_Text"><text:span text:style-name="T2"><text:tab/>배경과 공룡의 점프 구현</text:span></text:p>
      <text:p text:style-name="Preformatted_20_Text"><text:span text:style-name="T2"/></text:p>
      <text:p text:style-name="Preformatted_20_Text">- 실제로 한 것</text:p>
      <text:p text:style-name="Preformatted_20_Text"/>
      <text:p text:style-name="Preformatted_20_Text">2주차</text:p>
      <text:p text:style-name="Preformatted_20_Text">- 기획</text:p>
      <text:p text:style-name="Preformatted_20_Text">- 실제로 한 것</text:p>
      <text:p text:style-name="Preformatted_20_Text"/>
      <text:p text:style-name="Preformatted_20_Text"/>
      <text:p text:style-name="Preformatted_20_Text">3주차</text:p>
      <text:p text:style-name="Preformatted_20_Text">- 기획</text:p>
      <text:p text:style-name="Preformatted_20_Text">- 실제로 한 것</text:p>
      <text:p text:style-name="Preformatted_20_Text"/>
      <text:p text:style-name="Preformatted_20_Text"/>
      <text:p text:style-name="Preformatted_20_Text"/>
      <text:p text:style-name="Preformatted_20_Text">= 리뷰 =</text:p>
      <text:p text:style-name="Preformatted_20_Text">- 개발 중 난관</text:p>
      <text:p text:style-name="Preformatted_20_Text">- 아쉬웠던 점</text:p>
      <text:p text:style-name="Preformatted_20_Text">- 소감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나눔고딕" svg:font-family="나눔고딕" style:font-family-generic="modern" style:font-pitch="fixed"/>
    <style:font-face style:name="나눔고딕1" svg:font-family="나눔고딕" style:font-family-generic="system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나눔고딕1" style:font-size-asian="10.5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font-name-asian="나눔고딕1" style:font-size-asian="10.5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23T15:03:44.964000000</dc:date>
    <meta:editing-duration>PT11M44S</meta:editing-duration>
    <meta:editing-cycles>1</meta:editing-cycles>
    <meta:document-statistic meta:table-count="0" meta:image-count="0" meta:object-count="0" meta:page-count="1" meta:paragraph-count="19" meta:word-count="133" meta:character-count="175" meta:non-whitespace-character-count="133"/>
    <meta:generator>LibreOffice/7.3.3.2$Windows_X86_64 LibreOffice_project/d1d0ea68f081ee2800a922cac8f79445e4603348</meta:generator>
  </office:meta>
</office:document-meta>
</file>